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.3999996185303pt" fo:font-weight="normal" officeooo:rsid="0018ef43" officeooo:paragraph-rsid="0018ef43" style:font-size-asian="10pt" style:language-asian="zh" style:country-asian="CN" style:font-weight-asian="normal" style:font-size-complex="11.3999996185303pt" style:font-weight-complex="normal"/>
    </style:style>
    <style:style style:name="P2" style:family="paragraph" style:parent-style-name="Standard">
      <style:text-properties fo:font-size="11.3999996185303pt" fo:font-weight="normal" officeooo:rsid="001c15b9" officeooo:paragraph-rsid="001c15b9" style:font-size-asian="10pt" style:language-asian="zh" style:country-asian="CN" style:font-weight-asian="normal" style:font-size-complex="11.3999996185303pt" style:font-weight-complex="normal"/>
    </style:style>
    <style:style style:name="P3" style:family="paragraph" style:parent-style-name="Standard">
      <style:text-properties fo:font-size="22pt" fo:font-weight="bold" officeooo:rsid="0018ef43" officeooo:paragraph-rsid="0018ef43" style:font-size-asian="22pt" style:language-asian="zh" style:country-asian="CN" style:font-weight-asian="bold" style:font-size-complex="22pt" style:font-weight-complex="bold"/>
    </style:style>
    <style:style style:name="P4" style:family="paragraph" style:parent-style-name="Standard">
      <style:text-properties fo:font-size="22pt" fo:font-weight="normal" officeooo:rsid="0018ef43" officeooo:paragraph-rsid="0018ef43" style:font-size-asian="22pt" style:language-asian="zh" style:country-asian="CN" style:font-weight-asian="normal" style:font-size-complex="22pt" style:font-weight-complex="normal"/>
    </style:style>
    <style:style style:name="P5" style:family="paragraph" style:parent-style-name="Standard">
      <style:text-properties fo:font-size="22pt" fo:font-weight="normal" officeooo:rsid="0018ef43" officeooo:paragraph-rsid="001c15b9" style:font-size-asian="22pt" style:language-asian="zh" style:country-asian="CN" style:font-weight-asian="normal" style:font-size-complex="22pt" style:font-weight-complex="normal"/>
    </style:style>
    <style:style style:name="P6" style:family="paragraph" style:parent-style-name="Standard">
      <style:text-properties fo:font-size="22pt" fo:font-weight="normal" officeooo:rsid="001c15b9" officeooo:paragraph-rsid="001c15b9" style:font-size-asian="22pt" style:language-asian="zh" style:country-asian="CN" style:font-weight-asian="normal" style:font-size-complex="2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a560" style:font-weight-asian="normal" style:font-weight-complex="normal"/>
    </style:style>
    <style:style style:name="T3" style:family="text">
      <style:text-properties fo:font-size="11.3999996185303pt" fo:font-weight="normal" style:font-size-asian="10pt" style:font-weight-asian="normal" style:font-size-complex="11.3999996185303pt" style:font-weight-complex="normal"/>
    </style:style>
    <style:style style:name="T4" style:family="text">
      <style:text-properties fo:font-size="11.3999996185303pt" fo:font-weight="normal" officeooo:rsid="001aa560" style:font-size-asian="10pt" style:font-weight-asian="normal" style:font-size-complex="11.399999618530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模板模式</text:p>
      <text:p text:style-name="P3"><text:span text:style-name="T1">第一种角色：抽象</text:span><text:span text:style-name="T2">模板</text:span></text:p>
      <text:p text:style-name="P4"><text:s text:c="11"/>定义三种方法：第一抽象方法需要子类去实现，子类必须实现</text:p>
      <text:p text:style-name="P4"><text:s text:c="11"/>第二个扩展方法，是一个空方法，子类可以去复写也可以不复写</text:p>
      <text:p text:style-name="P4"><text:s text:c="10"/>第三个私有的最终方法，不可复写</text:p>
      <text:p text:style-name="P4"><text:s text:c="8"/>第四个模板方法，这个方法中定义了每一个方法的执行顺序和逻辑</text:p>
      <text:p text:style-name="P5"/>
      <text:p text:style-name="P5">第二种角色：具体模板要继承抽象模板</text:p>
      <text:p text:style-name="P5"><text:s text:c="17"/>需要实现抽象模板中的抽象方法，可以扩展抽象模板中的扩展方法</text:p>
      <text:p text:style-name="P6">//抽象模板</text:p>
      <text:p text:style-name="P6">abstract class Moban</text:p>
      <text:p text:style-name="P2">{</text:p>
      <text:p text:style-name="P2"><text:tab/>//必须要实现的一个业务方法</text:p>
      <text:p text:style-name="P2"><text:tab/>public abstract void eat();</text:p>
      <text:p text:style-name="P2"><text:tab/>//定义一个可以重写也可以不重写的方法</text:p>
      <text:p text:style-name="P2"><text:tab/>public void sleep(){</text:p>
      <text:p text:style-name="P2"><text:tab/>}</text:p>
      <text:p text:style-name="P2"><text:tab/>//必须不能被重写的方法</text:p>
      <text:p text:style-name="P2"><text:tab/>public final void smoking(){</text:p>
      <text:p text:style-name="P2"><text:tab/>}</text:p>
      <text:p text:style-name="P2"><text:tab/>//模板方法,安使用顺序排序以上方法，供其他类使用</text:p>
      <text:p text:style-name="P2"><text:tab/>public void moban(){</text:p>
      <text:p text:style-name="P2"><text:tab/><text:tab/>eat();</text:p>
      <text:p text:style-name="P2"><text:tab/><text:tab/>smoking();</text:p>
      <text:p text:style-name="P2"><text:tab/><text:tab/>sleep();</text:p>
      <text:p text:style-name="P2"><text:tab/><text:tab/><text:tab/>}</text:p>
      <text:p text:style-name="P2">}//具体模板</text:p>
      <text:p text:style-name="P2">class Ren extends Moban</text:p>
      <text:p text:style-name="P2">{</text:p>
      <text:p text:style-name="P2">//实现具体的业务逻辑</text:p>
      <text:p text:style-name="P2"><text:s text:c="2"/>public void eat(){</text:p>
      <text:p text:style-name="P2"><text:tab/> <text:s/>System.out.println("按时吃饭");</text:p>
      <text:p text:style-name="P2"><text:s text:c="2"/>}</text:p>
      <text:p text:style-name="P2">计算程序执行时间案例：</text:p>
      <text:p text:style-name="P2">abstract class Cxshi</text:p>
      <text:p text:style-name="P2">{</text:p>
      <text:p text:style-name="P2"><text:tab/>public abstract void runtime();</text:p>
      <text:p text:style-name="P2"><text:soft-page-break/><text:tab/>public void start(){</text:p>
      <text:p text:style-name="P2"><text:tab/>}</text:p>
      <text:p text:style-name="P2"><text:tab/>public final long Worktime(){</text:p>
      <text:p text:style-name="P2"><text:tab/><text:tab/>long currentTime=System.currentTimeMillis();</text:p>
      <text:p text:style-name="P2"><text:tab/><text:tab/>return currentTime;</text:p>
      <text:p text:style-name="P2"/>
      <text:p text:style-name="P2"><text:tab/>}</text:p>
      <text:p text:style-name="P2"><text:tab/>public long <text:s/>moban(){</text:p>
      <text:p text:style-name="P2"><text:tab/><text:tab/>start();</text:p>
      <text:p text:style-name="P2"><text:tab/><text:tab/>//获得开始时间</text:p>
      <text:p text:style-name="P2"><text:tab/><text:tab/>long startTime=Worktime();</text:p>
      <text:p text:style-name="P2"><text:tab/><text:tab/>runtime();</text:p>
      <text:p text:style-name="P2"><text:tab/><text:tab/>//获得结束时间</text:p>
      <text:p text:style-name="P2"><text:tab/><text:tab/>long endTime=Worktime();</text:p>
      <text:p text:style-name="P2"><text:tab/><text:tab/>return endTime-startTime;</text:p>
      <text:p text:style-name="P2"><text:tab/>}</text:p>
      <text:p text:style-name="P2">}</text:p>
      <text:p text:style-name="P2">class XxTime extends Cxshi</text:p>
      <text:p text:style-name="P2">{</text:p>
      <text:p text:style-name="P2"/>
      <text:p text:style-name="P2"><text:tab/>public void runtime(){</text:p>
      <text:p text:style-name="P2"><text:tab/><text:tab/>for (int i=0;i&lt;10 ;i++ )</text:p>
      <text:p text:style-name="P2"><text:tab/><text:tab/>{</text:p>
      <text:p text:style-name="P2"><text:tab/><text:tab/><text:tab/>System.out.println("程序正在运行"+i);</text:p>
      <text:p text:style-name="P2"><text:tab/><text:tab/>}</text:p>
      <text:p text:style-name="P2">}</text:p>
      <text:p text:style-name="P2">}</text:p>
      <text:p text:style-name="P2">class TimeDemo</text:p>
      <text:p text:style-name="P2">{</text:p>
      <text:p text:style-name="P2"><text:tab/>public static void main(String[] args){</text:p>
      <text:p text:style-name="P2"><text:tab/><text:tab/>//创建具体模板对象</text:p>
      <text:p text:style-name="P2"><text:s text:c="6"/>XxTime xt=new XxTime();</text:p>
      <text:p text:style-name="P2"><text:tab/> <text:s/>//获得具体模板中的时间</text:p>
      <text:p text:style-name="P2"><text:tab/> <text:s/>long atime=xt.moban();</text:p>
      <text:p text:style-name="P2"><text:tab/> <text:s/>System.out.println("程序的运行时间:"+atime);</text:p>
      <text:p text:style-name="P2"><text:tab/>}</text:p>
      <text:p text:style-name="P2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30S</meta:editing-duration>
    <meta:editing-cycles>4</meta:editing-cycles>
    <meta:generator>LibreOffice/5.3.0.3$Windows_X86_64 LibreOffice_project/7074905676c47b82bbcfbea1aeefc84afe1c50e1</meta:generator>
    <dc:date>2018-03-26T17:12:31.448000000</dc:date>
    <meta:document-statistic meta:table-count="0" meta:image-count="0" meta:object-count="0" meta:page-count="2" meta:paragraph-count="71" meta:word-count="412" meta:character-count="1180" meta:non-whitespace-character-count="991"/>
    <meta:user-defined meta:name="Info 1"/>
    <meta:user-defined meta:name="Info 2"/>
    <meta:user-defined meta:name="Info 3"/>
    <meta:user-defined meta:name="Info 4"/>
  </office:meta>
</office:document-meta>
</file>